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100000018D605271D576A00B5.png" manifest:media-type="image/png"/>
  <manifest:file-entry manifest:full-path="Pictures/10000CB700000194000001A6C29FD2473CE36509.svg" manifest:media-type="image/svg+xml"/>
  <manifest:file-entry manifest:full-path="Pictures/10000201000000D60000002E7E273195648A77FA.png" manifest:media-type="image/png"/>
  <manifest:file-entry manifest:full-path="Pictures/100046E800000ABE000001A772CBCDADA4156B48.svg" manifest:media-type="image/svg+xml"/>
  <manifest:file-entry manifest:full-path="Pictures/1000500100000E10000003091D965573C5D3D255.svg" manifest:media-type="image/svg+xml"/>
  <manifest:file-entry manifest:full-path="Pictures/100002010000001800000019EB089877CCA87A9D.png" manifest:media-type="image/png"/>
  <manifest:file-entry manifest:full-path="Pictures/10000201000000110000001881DE3F3F69CB3A20.png" manifest:media-type="image/png"/>
  <manifest:file-entry manifest:full-path="Pictures/100002010000001700000018634BCEFBEA9F4B18.png" manifest:media-type="image/png"/>
  <manifest:file-entry manifest:full-path="Pictures/10000DC2000001840000018BDB9C06E2E58E3BC1.svg" manifest:media-type="image/svg+xml"/>
  <manifest:file-entry manifest:full-path="Pictures/10001D7E00000385000000F8392399620D350A24.svg" manifest:media-type="image/svg+xml"/>
  <manifest:file-entry manifest:full-path="Pictures/10000201000000180000001928EC55C5A7724E7C.png" manifest:media-type="image/png"/>
  <manifest:file-entry manifest:full-path="Pictures/10000201000000A30000001932B54E557BE4598D.png" manifest:media-type="image/png"/>
  <manifest:file-entry manifest:full-path="Pictures/1000020100000011000000187497F90D28CACDB8.png" manifest:media-type="image/png"/>
  <manifest:file-entry manifest:full-path="Pictures/10000201000000170000001817038DDDCB436038.png" manifest:media-type="image/png"/>
  <manifest:file-entry manifest:full-path="Pictures/10000BFB0000011600000190DF2B402948EAE8DD.svg" manifest:media-type="image/svg+xml"/>
  <manifest:file-entry manifest:full-path="Pictures/10000AC40000012B000000F08F46B090758BF0EF.svg" manifest:media-type="image/svg+xml"/>
  <manifest:file-entry manifest:full-path="Pictures/10000AEE000001160000018B278D3564793B6C63.svg" manifest:media-type="image/svg+xml"/>
  <manifest:file-entry manifest:full-path="Pictures/10000ECB0000018400000190399A0C823037B67F.svg" manifest:media-type="image/svg+xml"/>
  <manifest:file-entry manifest:full-path="Pictures/10000AEA0000011600000190B6273F1B32ED32D1.svg" manifest:media-type="image/svg+xml"/>
  <manifest:file-entry manifest:full-path="Pictures/10000DC000000195000001AB61994C38AFB60D0D.svg" manifest:media-type="image/svg+xml"/>
  <manifest:file-entry manifest:full-path="Pictures/1000490F00000AA3000001901AEFFD505B740424.svg" manifest:media-type="image/svg+xml"/>
  <manifest:file-entry manifest:full-path="Pictures/10000201000000A2000000180650FF4BF79EF73B.png" manifest:media-type="image/png"/>
  <manifest:file-entry manifest:full-path="Pictures/10000201000000360000000F40A4FA0731122743.png" manifest:media-type="image/png"/>
  <manifest:file-entry manifest:full-path="Pictures/10000201000000120000000EF3DE9F6A3F96803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3cm" fo:min-width="1.62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3cm" fo:min-width="4.73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5cm" fo:min-width="1.1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22cm" fo:min-width="1.072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52cm" fo:min-width="0.208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0.174cm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3cm" svg:height="2.8cm" svg:x="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2.8cm" svg:x="10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7.4cm" svg:height="2.8cm" svg:x="18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frame draw:style-name="gr3" draw:text-style-name="P2" draw:layer="layout" svg:width="0.834cm" svg:height="0.669cm" svg:x="3.8cm" svg:y="7.931cm">
            <draw:image xlink:href="Pictures/10000AC40000012B000000F08F46B090758BF0EF.svg" xlink:type="simple" xlink:show="embed" xlink:actuate="onLoad" loext:mime-type="image/svg+xml">
              <text:p/>
            </draw:image>
            <draw:image xlink:href="Pictures/10000201000000120000000EF3DE9F6A3F968030.png" xlink:type="simple" xlink:show="embed" xlink:actuate="onLoad" loext:mime-type="image/png"/>
          </draw:frame>
        </draw:g>
        <draw:g>
          <svg:title>TexMaths</svg:title>
          <svg:desc>28§display§atanh ( w_0^0 . X + b_0^0)§svg§600§FALSE§</svg:desc>
          <draw:frame draw:style-name="gr3" draw:text-style-name="P3" draw:layer="layout" svg:width="5cm" svg:height="0.8cm" svg:x="13cm" svg:y="5cm">
            <draw:image xlink:href="Pictures/1000490F00000AA3000001901AEFFD505B740424.svg" xlink:type="simple" xlink:show="embed" xlink:actuate="onLoad" loext:mime-type="image/svg+xml">
              <text:p/>
            </draw:image>
            <draw:image xlink:href="Pictures/10000201000000A2000000180650FF4BF79EF73B.png" xlink:type="simple" xlink:show="embed" xlink:actuate="onLoad" loext:mime-type="image/png"/>
          </draw:frame>
        </draw:g>
        <draw:g>
          <svg:title>TexMaths</svg:title>
          <svg:desc>28§display§atanh ( w_1^0 . X + b_1^0)§svg§600§FALSE§</svg:desc>
          <draw:frame draw:style-name="gr3" draw:text-style-name="P2" draw:layer="layout" svg:width="5.023cm" svg:height="0.782cm" svg:x="13.277cm" svg:y="11.618cm">
            <draw:image xlink:href="Pictures/100046E800000ABE000001A772CBCDADA4156B48.svg" xlink:type="simple" xlink:show="embed" xlink:actuate="onLoad" loext:mime-type="image/svg+xml">
              <text:p/>
            </draw:image>
            <draw:image xlink:href="Pictures/10000201000000A30000001932B54E557BE4598D.png" xlink:type="simple" xlink:show="embed" xlink:actuate="onLoad" loext:mime-type="image/png"/>
          </draw:frame>
        </draw:g>
        <draw:connector draw:style-name="gr4" draw:text-style-name="P2" draw:layer="layout" svg:x1="4.3cm" svg:y1="6.8cm" svg:x2="10cm" svg:y2="4.9cm" draw:start-shape="id1" draw:start-glue-point="4" draw:end-shape="id2" draw:end-glue-point="6" svg:d="M4300 6800v-1900h5700" svg:viewBox="0 0 5701 1901">
          <text:p/>
        </draw:connector>
        <draw:g>
          <svg:title>TexMaths</svg:title>
          <svg:desc>28§display§atanh§svg§600§FALSE§</svg:desc>
          <draw:frame draw:style-name="gr3" draw:text-style-name="P2" draw:layer="layout" svg:width="2.52cm" svg:height="0.692cm" svg:x="10.28cm" svg:y="4.508cm">
            <draw:image xlink:href="Pictures/10001D7E00000385000000F8392399620D350A24.svg" xlink:type="simple" xlink:show="embed" xlink:actuate="onLoad" loext:mime-type="image/svg+xml">
              <text:p/>
            </draw:image>
            <draw:image xlink:href="Pictures/10000201000000360000000F40A4FA0731122743.png" xlink:type="simple" xlink:show="embed" xlink:actuate="onLoad" loext:mime-type="image/png"/>
          </draw:frame>
        </draw:g>
        <draw:custom-shape draw:style-name="gr1" draw:text-style-name="P1" xml:id="id3" draw:id="id3" draw:layer="layout" svg:width="3cm" svg:height="2.8cm" svg:x="10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atanh§svg§600§FALSE§</svg:desc>
          <draw:frame draw:style-name="gr3" draw:text-style-name="P2" draw:layer="layout" svg:width="2.52cm" svg:height="0.692cm" svg:x="10.48cm" svg:y="11.108cm">
            <draw:image xlink:href="Pictures/10001D7E00000385000000F8392399620D350A24.svg" xlink:type="simple" xlink:show="embed" xlink:actuate="onLoad" loext:mime-type="image/svg+xml">
              <text:p/>
            </draw:image>
            <draw:image xlink:href="Pictures/10000201000000360000000F40A4FA0731122743.png" xlink:type="simple" xlink:show="embed" xlink:actuate="onLoad" loext:mime-type="image/png"/>
          </draw:frame>
        </draw:g>
        <draw:connector draw:style-name="gr5" draw:text-style-name="P2" draw:layer="layout" svg:x1="4.3cm" svg:y1="9.6cm" svg:x2="10.2cm" svg:y2="11.5cm" draw:start-shape="id1" draw:start-glue-point="8" draw:end-shape="id3" draw:end-glue-point="6" svg:d="M4300 9600v1900h5900" svg:viewBox="0 0 5901 1901">
          <text:p/>
        </draw:connector>
        <draw:g>
          <svg:title>TexMaths</svg:title>
          <svg:desc>28§display§w_0^0§svg§600§FALSE§</svg:desc>
          <draw:frame draw:style-name="gr3" draw:text-style-name="P2" draw:layer="layout" svg:width="1.084cm" svg:height="1.117cm" svg:x="6.516cm" svg:y="3.6cm">
            <draw:image xlink:href="Pictures/10000ECB0000018400000190399A0C823037B67F.svg" xlink:type="simple" xlink:show="embed" xlink:actuate="onLoad" loext:mime-type="image/svg+xml">
              <text:p/>
            </draw:image>
            <draw:image xlink:href="Pictures/10000201000000170000001817038DDDCB436038.png" xlink:type="simple" xlink:show="embed" xlink:actuate="onLoad" loext:mime-type="image/png"/>
          </draw:frame>
        </draw:g>
        <draw:g>
          <svg:title>TexMaths</svg:title>
          <svg:desc>28§display§w_1^0§svg§600§FALSE§</svg:desc>
          <draw:frame draw:style-name="gr3" draw:text-style-name="P2" draw:layer="layout" svg:width="1.084cm" svg:height="1.103cm" svg:x="6.8cm" svg:y="10.2cm">
            <draw:image xlink:href="Pictures/10000DC2000001840000018BDB9C06E2E58E3BC1.svg" xlink:type="simple" xlink:show="embed" xlink:actuate="onLoad" loext:mime-type="image/svg+xml">
              <text:p/>
            </draw:image>
            <draw:image xlink:href="Pictures/100002010000001700000018634BCEFBEA9F4B18.png" xlink:type="simple" xlink:show="embed" xlink:actuate="onLoad" loext:mime-type="image/png"/>
          </draw:frame>
        </draw:g>
        <draw:g>
          <svg:title>TexMaths</svg:title>
          <svg:desc>28§display§b_0^0§svg§600§FALSE§</svg:desc>
          <draw:frame draw:style-name="gr3" draw:text-style-name="P2" draw:layer="layout" svg:width="0.776cm" svg:height="1.117cm" svg:x="11.2cm" svg:y="2.1cm">
            <draw:image xlink:href="Pictures/10000BFB0000011600000190DF2B402948EAE8DD.svg" xlink:type="simple" xlink:show="embed" xlink:actuate="onLoad" loext:mime-type="image/svg+xml">
              <text:p/>
            </draw:image>
            <draw:image xlink:href="Pictures/1000020100000011000000187497F90D28CACDB8.png" xlink:type="simple" xlink:show="embed" xlink:actuate="onLoad" loext:mime-type="image/png"/>
          </draw:frame>
        </draw:g>
        <draw:g>
          <svg:title>TexMaths</svg:title>
          <svg:desc>28§display§b_1^0§svg§600§FALSE§</svg:desc>
          <draw:frame draw:style-name="gr3" draw:text-style-name="P2" draw:layer="layout" svg:width="0.776cm" svg:height="1.103cm" svg:x="11.4cm" svg:y="8.702cm">
            <draw:image xlink:href="Pictures/10000AEE000001160000018B278D3564793B6C63.svg" xlink:type="simple" xlink:show="embed" xlink:actuate="onLoad" loext:mime-type="image/svg+xml">
              <text:p/>
            </draw:image>
            <draw:image xlink:href="Pictures/10000201000000110000001881DE3F3F69CB3A20.png" xlink:type="simple" xlink:show="embed" xlink:actuate="onLoad" loext:mime-type="image/png"/>
          </draw:frame>
        </draw:g>
        <draw:g>
          <svg:title>TexMaths</svg:title>
          <svg:desc>28§display§y = \sum_i w_i^1 . cel_i(X) + b_0^1§svg§600§FALSE§</svg:desc>
          <draw:frame draw:style-name="gr3" draw:text-style-name="P2" draw:layer="layout" svg:width="5.278cm" svg:height="1.174cm" svg:x="19.4cm" svg:y="8cm">
            <draw:image xlink:href="Pictures/1000500100000E10000003091D965573C5D3D255.svg" xlink:type="simple" xlink:show="embed" xlink:actuate="onLoad" loext:mime-type="image/svg+xml">
              <text:p/>
            </draw:image>
            <draw:image xlink:href="Pictures/10000201000000D60000002E7E273195648A77FA.png" xlink:type="simple" xlink:show="embed" xlink:actuate="onLoad" loext:mime-type="image/png"/>
          </draw:frame>
        </draw:g>
        <draw:connector draw:style-name="gr5" draw:text-style-name="P2" draw:layer="layout" svg:x1="13cm" svg:y1="4.9cm" svg:x2="19.283cm" svg:y2="7.41cm" draw:start-shape="id2" draw:start-glue-point="10" draw:end-shape="id4" draw:end-glue-point="5" svg:d="M13000 4900h6283v2510" svg:viewBox="0 0 6284 2511">
          <text:p/>
        </draw:connector>
        <draw:connector draw:style-name="gr5" draw:text-style-name="P2" draw:layer="layout" svg:x1="13.2cm" svg:y1="11.5cm" svg:x2="19.283cm" svg:y2="9.39cm" draw:start-shape="id3" draw:start-glue-point="10" draw:end-shape="id4" draw:end-glue-point="7" svg:d="M13200 11500h6083v-2110" svg:viewBox="0 0 6084 2111">
          <text:p/>
        </draw:connector>
        <draw:g>
          <svg:title>TexMaths</svg:title>
          <svg:desc>28§display§w_0^1§svg§600§FALSE§</svg:desc>
          <draw:frame draw:style-name="gr3" draw:text-style-name="P2" draw:layer="layout" svg:width="1.131cm" svg:height="1.193cm" svg:x="16.817cm" svg:y="3.602cm">
            <draw:image xlink:href="Pictures/10000DC000000195000001AB61994C38AFB60D0D.svg" xlink:type="simple" xlink:show="embed" xlink:actuate="onLoad" loext:mime-type="image/svg+xml">
              <text:p/>
            </draw:image>
            <draw:image xlink:href="Pictures/10000201000000180000001928EC55C5A7724E7C.png" xlink:type="simple" xlink:show="embed" xlink:actuate="onLoad" loext:mime-type="image/png"/>
          </draw:frame>
        </draw:g>
        <draw:g>
          <svg:title>TexMaths</svg:title>
          <svg:desc>28§display§w_1^1§svg§600§FALSE§</svg:desc>
          <draw:frame draw:style-name="gr3" draw:text-style-name="P2" draw:layer="layout" svg:width="1.128cm" svg:height="1.179cm" svg:x="16.818cm" svg:y="10.204cm">
            <draw:image xlink:href="Pictures/10000CB700000194000001A6C29FD2473CE36509.svg" xlink:type="simple" xlink:show="embed" xlink:actuate="onLoad" loext:mime-type="image/svg+xml">
              <text:p/>
            </draw:image>
            <draw:image xlink:href="Pictures/100002010000001800000019EB089877CCA87A9D.png" xlink:type="simple" xlink:show="embed" xlink:actuate="onLoad" loext:mime-type="image/png"/>
          </draw:frame>
        </draw:g>
        <draw:g>
          <svg:title>TexMaths</svg:title>
          <svg:desc>28§display§b_0^1§svg§600§FALSE§</svg:desc>
          <draw:frame draw:style-name="gr3" draw:text-style-name="P2" draw:layer="layout" svg:width="0.776cm" svg:height="1.117cm" svg:x="21.7cm" svg:y="5.602cm">
            <draw:image xlink:href="Pictures/10000AEA0000011600000190B6273F1B32ED32D1.svg" xlink:type="simple" xlink:show="embed" xlink:actuate="onLoad" loext:mime-type="image/svg+xml">
              <text:p/>
            </draw:image>
            <draw:image xlink:href="Pictures/100002010000001100000018D605271D576A00B5.png" xlink:type="simple" xlink:show="embed" xlink:actuate="onLoad" loext:mime-type="image/png"/>
          </draw:frame>
        </draw:g>
        <draw:custom-shape draw:style-name="gr6" draw:text-style-name="P4" draw:layer="layout" svg:width="1.6cm" svg:height="1.5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1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1.5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1.5cm" svg:x="16.6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.7cm" svg:x="11.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cm" svg:height="1.7cm" svg:x="11.3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cm" svg:height="1.7cm" svg:x="21.6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1T17:47:51.018512425</meta:creation-date>
    <dc:date>2020-09-01T18:25:29.758323491</dc:date>
    <meta:editing-duration>PT16M37S</meta:editing-duration>
    <meta:editing-cycles>2</meta:editing-cycles>
    <meta:generator>LibreOffice/6.4.1.2$MacOSX_X86_64 LibreOffice_project/4d224e95b98b138af42a64d84056446d09082932</meta:generator>
    <meta:document-statistic meta:object-count="64"/>
  </office:meta>
</office:document-meta>
</file>